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Times New Roman" officeooo:rsid="000fc88c" officeooo:paragraph-rsid="000fc88c"/>
    </style:style>
    <style:style style:name="P2" style:family="paragraph" style:parent-style-name="Text_20_body">
      <style:paragraph-properties fo:text-align="start" style:justify-single-word="false"/>
      <style:text-properties style:font-name="Times New Roman" officeooo:rsid="000fc88c" officeooo:paragraph-rsid="000fc88c"/>
    </style:style>
    <style:style style:name="T1" style:family="text">
      <style:text-properties officeooo:rsid="00116e46"/>
    </style:style>
    <style:style style:name="T2" style:family="text">
      <style:text-properties officeooo:rsid="00131991"/>
    </style:style>
    <style:style style:name="T3" style:family="text">
      <style:text-properties officeooo:rsid="0014c8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dcast App</text:p>
      <text:p text:style-name="P2">This app will allow users to manage, download and play their favourite podcasts from one simple application. A list of the most popular podcasts will be stored for easy searching and adding, and a user may add a podcast by providing a link to an RSS feed.</text:p>
      <text:p text:style-name="P2"><text:tab/><text:span text:style-name="T1">The app will allow the user to customize their experience through settings such as download batches, batch size, auto-deletion, notifications, etc. These options will be presented in an easy to use menu, with in depth explanations available for clarity.</text:span></text:p>
      <text:p text:style-name="P2"><text:tab/><text:span text:style-name="T1">Users will be able to customize their own playlists, having the ability to make multiple playlists, and include any combination of genre, author, title, or episode. The playlist will have the ability to pull new podcasts from their respective feeds and automatically update the playlist to include new episodes. <text:s/></text:span></text:p>
      <text:p text:style-name="P2"><text:tab/><text:span text:style-name="T2">The app is expected to be used by people who listen to podcasts on the go. People who are commuting, exercising, or doing chores. People who want to consume media but cannot stay in one room or place for long, and may not have the ability to change podcasts or navigate the interface for long periods of time. For these reasons there must be a straightforward interface for setting up the application to behave in an automated way, and some hands-free or one touch features that allow safe and easy use of the application.</text:span></text:p>
      <text:p text:style-name="P2"><text:tab/><text:span text:style-name="T3">This app will significantly simplify the collection and consumption of podcasts, and allow for a clean and automated experience in the consumption of the material. It removes the need of searching the web for the podcasts you listen to and downloading each individual episode. It will refine and provide more automation for the listening aspects of the service, allowing the user to enjoy a variety of podcasts, in whatever order and grouping they wish to he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1:12:24.683000000</meta:creation-date>
    <dc:date>2018-01-16T09:58:41.938000000</dc:date>
    <meta:editing-duration>PT39M52S</meta:editing-duration>
    <meta:editing-cycles>5</meta:editing-cycles>
    <meta:generator>LibreOffice/5.4.1.2$Windows_X86_64 LibreOffice_project/ea7cb86e6eeb2bf3a5af73a8f7777ac570321527</meta:generator>
    <meta:document-statistic meta:table-count="0" meta:image-count="0" meta:object-count="0" meta:page-count="1" meta:paragraph-count="6" meta:word-count="307" meta:character-count="1819" meta:non-whitespace-character-count="1512"/>
  </office:meta>
</office:document-meta>
</file>